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none"/>
    </style:style>
    <style:style style:name="P4" style:family="paragraph" style:parent-style-name="Standard" style:list-style-name="L2">
      <style:text-properties style:text-underline-style="none"/>
    </style:style>
    <style:style style:name="P5" style:family="paragraph" style:parent-style-name="Standard" style:list-style-name="L3">
      <style:text-properties style:text-underline-style="none"/>
    </style:style>
    <style:style style:name="P6" style:family="paragraph" style:parent-style-name="Standard" style:list-style-name="L4">
      <style:text-properties style:text-underline-style="none"/>
    </style:style>
    <style:style style:name="P7" style:family="paragraph" style:parent-style-name="Standard" style:list-style-name="L5">
      <style:text-properties style:text-underline-style="none"/>
    </style:style>
    <style:style style:name="P8" style:family="paragraph" style:parent-style-name="Standard" style:list-style-name="L6">
      <style:text-properties style:text-underline-style="none"/>
    </style:style>
    <style:style style:name="P9" style:family="paragraph" style:parent-style-name="Standard" style:list-style-name="L7">
      <style:text-properties style:text-underline-style="none"/>
    </style:style>
    <style:style style:name="P10" style:family="paragraph" style:parent-style-name="Standard">
      <style:text-properties fo:font-style="normal" style:text-underline-style="none" style:font-style-asian="normal" style:font-style-complex="normal"/>
    </style:style>
    <style:style style:name="P11" style:family="paragraph" style:parent-style-name="Standard">
      <style:text-properties fo:font-style="normal" style:text-underline-style="solid" style:text-underline-width="auto" style:text-underline-color="font-color" style:font-style-asian="normal" style:font-style-complex="normal"/>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me facts about deciding a logical query plan:</text:p>
      <text:p text:style-name="P2"/>
      <text:list xml:id="list480564853" text:style-name="L1">
        <text:list-item>
          <text:p text:style-name="P3">Select should be as down in the tree as possible.</text:p>
        </text:list-item>
        <text:list-item>
          <text:p text:style-name="P3">For certain operations like group-by, you might wanna explore the idea of sorting the data, before applying group-by.</text:p>
        </text:list-item>
        <text:list-item>
          <text:p text:style-name="P3"><text:s/>Also sometimes pushing duplicate removal down the tree is benefical, when the number of distinct values in small. But if it is almost equal, then it should be towards the root of the tree.</text:p>
        </text:list-item>
        <text:list-item>
          <text:p text:style-name="P3">Also if duplicate removal is not done early on, then in the join they get multiplied and get amplified , and thus even duplicate removal later on becomes expensive.</text:p>
        </text:list-item>
      </text:list>
      <text:p text:style-name="P2"/>
      <text:p text:style-name="P1">Physical Query Plan:</text:p>
      <text:list xml:id="list642858513" text:style-name="L2">
        <text:list-item>
          <text:p text:style-name="P4">Order of join</text:p>
        </text:list-item>
        <text:list-item>
          <text:p text:style-name="P4">Physical implementation of operators</text:p>
        </text:list-item>
        <text:list-item>
          <text:p text:style-name="P4">Can do an exhaustive estimation of all the plans.</text:p>
        </text:list-item>
        <text:list-item>
          <text:p text:style-name="P4">The first point is that the logical query plan, I.e the logical query tree should be in place.</text:p>
        </text:list-item>
      </text:list>
      <text:p text:style-name="P2"/>
      <text:p text:style-name="P1">Some methods for determining the physical query plan:</text:p>
      <text:list xml:id="list547242290" text:style-name="L3">
        <text:list-item>
          <text:p text:style-name="P5">Top Down: For each node starting from the root, explore all the options and, corresponding options for the children of the node.</text:p>
        </text:list-item>
        <text:list-item>
          <text:p text:style-name="P5">Bottom Up: Compute all possible query plans for the subexpression and then add the root's estimation. This is a kind of dynamic programming, because we only move forward when we have the best query plan for the subexpression. And thus each solutions' sub solutions are also the most optimal ones.</text:p>
        </text:list-item>
      </text:list>
      <text:p text:style-name="P2"/>
      <text:p text:style-name="P1">Heuristic Solutions:</text:p>
      <text:list xml:id="list1415071232" text:style-name="L4">
        <text:list-item>
          <text:p text:style-name="P6">Some of the solutions like using an index scan when there is an index on the select attribute, and doing an index join when there is an index on the join attribute etc has already been implemented in our select and join, so I dont think we need to worry about it, but still make sure.</text:p>
        </text:list-item>
        <text:list-item>
          <text:p text:style-name="P6">If one of the relations in the join are indexed based on the join attribute, then prefer a sort join instead of a hash join.</text:p>
        </text:list-item>
        <text:list-item>
          <text:p text:style-name="P6">For union and intersection, group the smallest relations first.</text:p>
        </text:list-item>
      </text:list>
      <text:p text:style-name="P2"/>
      <text:p text:style-name="P1">Choosing an order for join</text:p>
      <text:list xml:id="list2054441912" text:style-name="L5">
        <text:list-item>
          <text:p text:style-name="P7">Many join methods are asymmetric. That is the role played by each of the relations may be different.</text:p>
        </text:list-item>
        <text:list-item>
          <text:p text:style-name="P7">“Nested loop join”: We assume that the left argument is the relation of the outer loop. Or maybe the smaller one.</text:p>
        </text:list-item>
        <text:list-item>
          <text:p text:style-name="P7">“Index join”: We assume that the right argument has the index.</text:p>
        </text:list-item>
      </text:list>
      <text:p text:style-name="P2"/>
      <text:p text:style-name="P1">Join Trees</text:p>
      <text:list xml:id="list68344623" text:style-name="L6">
        <text:list-item>
          <text:p text:style-name="P8">Use a dynamic programming solution for the join. First create a table of size and the maximum rows in a table in the pair.</text:p>
        </text:list-item>
        <text:list-item>
          <text:p text:style-name="P8">Then pair them two at a time and calculate the size again.</text:p>
        </text:list-item>
        <text:list-item>
          <text:p text:style-name="P8">Then combine three each time and so on</text:p>
        </text:list-item>
        <text:list-item>
          <text:p text:style-name="P8">Finally scan through the matrix with the size information and choose the cheapest one.</text:p>
        </text:list-item>
        <text:list-item>
          <text:p text:style-name="P8">These groupings can be done either by adding them one by one, or to obtain a four one, group 2X2 and so on.</text:p>
        </text:list-item>
      </text:list>
      <text:p text:style-name="P2"/>
      <text:p text:style-name="P1"><text:soft-page-break/>The production rules:</text:p>
      <text:p text:style-name="P2"/>
      <text:p text:style-name="P2">AndList = OrList <text:span text:style-name="T1">“&amp;”</text:span> AndList;</text:p>
      <text:p text:style-name="P2"/>
      <text:p text:style-name="P2">OrList = ComparisonOp <text:span text:style-name="T1">“,”</text:span> OrList;<text:tab/><text:tab/><text:tab/><text:tab/>//comma separated list of conditions</text:p>
      <text:p text:style-name="P2"/>
      <text:p text:style-name="P2">ComparisonOp = <text:s/>Operand <text:span text:style-name="T1">“LESS_THAN”</text:span> Operand;</text:p>
      <text:p text:style-name="P2"><text:tab/><text:tab/> <text:s text:c="5"/>Operand <text:span text:style-name="T1">“GREATER_THAN”</text:span> Operand;</text:p>
      <text:p text:style-name="P2"><text:tab/><text:tab/> <text:s text:c="5"/>Operand <text:span text:style-name="T1">“EQUALS”</text:span> Operand;</text:p>
      <text:p text:style-name="P2"/>
      <text:p text:style-name="P2">Operand = {code, value}</text:p>
      <text:p text:style-name="P2"/>
      <text:p text:style-name="P2">NameList = Name NameList;</text:p>
      <text:p text:style-name="P2"/>
      <text:p text:style-name="P2">TableList = Table TableList;</text:p>
      <text:p text:style-name="P2"/>
      <text:p text:style-name="P2">FuncOperator = FuncOperator FuncOperand '+' FuncOperator</text:p>
      <text:p text:style-name="P2"><text:tab/><text:tab/> <text:s text:c="2"/>FuncOperator FuncOperand '-' FuncOperator</text:p>
      <text:p text:style-name="P2"><text:tab/><text:tab/> <text:s text:c="2"/>FuncOperator FuncOperand '*' FuncOperator</text:p>
      <text:p text:style-name="P2"><text:tab/><text:tab/> <text:s text:c="2"/>FuncOperator FuncOperand '/' FuncOperator</text:p>
      <text:p text:style-name="P2"/>
      <text:p text:style-name="P2">FuncOperand = {code , value}</text:p>
      <text:p text:style-name="P2"/>
      <text:p text:style-name="P2"/>
      <text:p text:style-name="P2">The AndList, OrList and the ComparisonOp together look like this: “a &gt; b AND c = d AND <text:s/>b = 2”</text:p>
      <text:p text:style-name="P2">Or something like this:</text:p>
      <text:p text:style-name="P2"/>
      <text:p text:style-name="P2">“n_nation.name = r_name AND n_nation.name = 2” : So basically, the or list will have Comparisons based on table_name.column_name .</text:p>
      <text:p text:style-name="P2"/>
      <text:p text:style-name="P1">Steps:</text:p>
      <text:list xml:id="list740634301" text:style-name="L7">
        <text:list-item>
          <text:p text:style-name="P9">Consider 4 tables involved</text:p>
        </text:list-item>
        <text:list-item>
          <text:p text:style-name="P9">MakeCombo – all combinations based on sizes. (A, B, C, D, AB, AC, CB....)</text:p>
        </text:list-item>
        <text:list-item>
          <text:p text:style-name="P9">Calc size and cost for each combination.</text:p>
        </text:list-item>
        <text:list-item>
          <text:p text:style-name="P9">While size <text:s/>= 1(calculate for all size 1)</text:p>
        </text:list-item>
        <text:list-item>
          <text:p text:style-name="P9">If there is a “Select” statement – If there is a where predicate only for A, A X (Estimate of B),</text:p>
          <text:p text:style-name="P9">and B x (Estimate of A)(if there is a where predicate that only involves A)</text:p>
        </text:list-item>
        <text:list-item>
          <text:p text:style-name="P9">In case of three tables, the cost function will be different based on the way we do it.</text:p>
        </text:list-item>
      </text:list>
      <text:p text:style-name="P2"/>
      <text:p text:style-name="P1">How do you know from a query that a table is joined?</text:p>
      <text:p text:style-name="P10">Select A.b, B.v from A, B.</text:p>
      <text:p text:style-name="P10"/>
      <text:p text:style-name="P11">Case 1</text:p>
      <text:p text:style-name="P10">Comma separated values in “from” predicate will form a join, and after that the select. This select depends <text:s/>the join of the tables in question, and cannot move forward without it.</text:p>
      <text:p text:style-name="P10"/>
      <text:p text:style-name="P11">Case 2</text:p>
      <text:p text:style-name="P10">First select from a table and then join with another. In this the select should be pushed down as much as possible.</text:p>
      <text:p text:style-name="P10"><text:soft-page-break/></text:p>
      <text:p text:style-name="P11">Case 3</text:p>
      <text:p text:style-name="P10">List of tables in the “where” clause, this will also be a join.</text:p>
      <text:p text:style-name="P10"/>
      <text:p text:style-name="P10"/>
      <text:p text:style-name="P10"/>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rin Thomas</meta:initial-creator>
    <meta:creation-date>2012-04-28T17:02:55</meta:creation-date>
    <dc:date>2012-04-29T21:13:47</dc:date>
    <dc:creator>Sherin Thomas</dc:creator>
    <meta:editing-duration>P1DT4H11M</meta:editing-duration>
    <meta:editing-cycles>138</meta:editing-cycles>
    <meta:generator>OpenOffice.org/3.3$Unix OpenOffice.org_project/330m20$Build-9567</meta:generator>
    <meta:document-statistic meta:table-count="0" meta:image-count="0" meta:object-count="0" meta:page-count="3" meta:paragraph-count="60" meta:word-count="772" meta:character-count="4205"/>
  </office:meta>
</office:document-meta>
</file>